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size="20pt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penSonATA Directory Structu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./sse-pkg – Control System</text:p>
              </text:list-item>
              <text:list-item>
                <text:p>./sse-data – Target Catalogs, etc.</text:p>
              </text:list-item>
              <text:list-item>
                <text:p>./sigproc-pkg – Signal Processing</text:p>
              </text:list-item>
              <text:list-item>
                <text:p>./sigproc-data – <text:span text:style-name="T1">Test data</text:span></text:p>
              </text:list-item>
              <text:list-item>
                <text:p>./doc - <text:span text:style-name="T1">Documentation</text:span></text:p>
              </text:list-item>
              <text:list-item>
                <text:p>./scripts – <text:span text:style-name="T1">Test scripts</text:span></text:p>
              </text:list-item>
              <text:list-item>
                <text:p>./CppUnit – Old version, minor mods</text:p>
              </text:list-item>
              <text:list-item>
                <text:p>./tclreadline – Old version, minor m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se-pk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./</text:span><text:span text:style-name="T1">include – Header Files</text:span></text:p>
              </text:list-item>
              <text:list-item>
                <text:p><text:span text:style-name="T1">./sse – Seeker, Scheduler, Activity, ActivityUnit, Archiver</text:span></text:p>
              </text:list-item>
              <text:list-item>
                <text:p><text:span text:style-name="T1">./jseeker – Display Programs (java)</text:span></text:p>
              </text:list-item>
              <text:list-item>
                <text:p>./tscope – Telescope/Beamformer Interface Module</text:p>
              </text:list-item>
              <text:list-item>
                <text:p>./web – Web User Interface (java)</text:p>
              </text:list-item>
              <text:list-item>
                <text:p>./setup – configuration files, permanent RFI masks</text:p>
              </text:list-item>
              <text:list-item>
                <text:p>./aaplusLib – Astronomy Library</text:p>
              </text:list-item>
              <text:list-item>
                <text:p>./boostLib – general C++ Library</text:p>
              </text:list-item>
              <text:list-item>
                <text:p>./wcsLib – Astronomy Library</text:p>
              </text:list-item>
              <text:list-item>
                <text:p>./novasLib – Astonomy Library</text:p>
              </text:list-item>
              <text:list-item>
                <text:p>./doppler – Doppler Library</text:p>
              </text:list-item>
              <text:list-item>
                <text:p>./ssecommutil – SSE communication Library</text:p>
              </text:list-item>
              <text:list-item>
                <text:p>./sseInterfaceLib – SSE Interface Messaging Library</text:p>
              </text:list-item>
              <text:list-item>
                <text:p>./sseTscopeInterfaceLib – Telescope Interface Library</text:p>
              </text:list-item>
              <text:list-item>
                <text:p>./sseutil – SSE utility Library</text:p>
              </text:list-item>
              <text:list-item>
                <text:p>./util – Utility Library</text:p>
              </text:list-item>
              <text:list-item>
                <text:p><text:span text:style-name="T1">./pdmArchiver – Data Archiver</text:span></text:p>
              </text:list-item>
              <text:list-item>
                <text:p><text:span text:style-name="T1">./ssePdmArchiverInterfaceLib – Data Archiver Library</text:span></text:p>
              </text:list-item>
              <text:list-item>
                <text:p><text:span text:style-name="T1">./ssePdmInterfaceLib – Detection module Interface Library</text:span></text:p>
              </text:list-item>
              <text:list-item>
                <text:p><text:span text:style-name="T1">./simula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Sse-pkg<text:line-break/>Prelude Code to be Removed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./sseTSigInterfaceLib</text:span></text:p>
              </text:list-item>
              <text:list-item>
                <text:p><text:span text:style-name="T1">./freelib</text:span></text:p>
              </text:list-item>
              <text:list-item>
                <text:p><text:span text:style-name="T1">./ifc</text:span></text:p>
              </text:list-item>
              <text:list-item>
                <text:p><text:span text:style-name="T1">./pps</text:span></text:p>
              </text:list-item>
              <text:list-item>
                <text:p><text:span text:style-name="T1">./scs</text:span></text:p>
              </text:list-item>
              <text:list-item>
                <text:p><text:span text:style-name="T1">./GPIBInterfaceLib</text:span></text:p>
              </text:list-item>
              <text:list-item>
                <text:p><text:span text:style-name="T1">./idep</text:span></text:p>
              </text:list-item>
              <text:list-item>
                <text:p><text:span text:style-name="T1">./tsig</text:span></text:p>
              </text:list-item>
              <text:list-item>
                <text:p><text:span text:style-name="T1">./sseIfcInterfaceLib</text:span></text:p>
              </text:list-item>
              <text:list-item>
                <text:p><text:span text:style-name="T1">./tssconvert</text:span></text:p>
              </text:list-item>
              <text:list-item>
                <text:p><text:span text:style-name="T1">./testsuit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se-dat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./catalogs – Target lists</text:p>
              </text:list-item>
              <text:list-item>
                <text:p>./ephemeris – Ephemerides for Spacecraft</text:p>
              </text:list-item>
              <text:list-item>
                <text:p><text:span text:style-name="T1">To be removed</text:span></text:p>
                <text:list>
                  <text:list-item>
                    <text:p><text:span text:style-name="T2">.</text:span><text:span text:style-name="T1">/ao2003S</text:span></text:p>
                  </text:list-item>
                  <text:list-item>
                    <text:p><text:span text:style-name="T1">./t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igproc-pkg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./ATAPackets</text:p>
              </text:list-item>
              <text:list-item>
                <text:p>./include – Header Files</text:p>
              </text:list-item>
              <text:list-item>
                <text:p>.<text:span text:style-name="T1">/channelizer – Channelization Module</text:span></text:p>
              </text:list-item>
              <text:list-item>
                <text:p><text:span text:style-name="T1">./dx – Detection Module</text:span></text:p>
              </text:list-item>
              <text:list-item>
                <text:p>./filters – Filters with various Foldings and FFT length</text:p>
              </text:list-item>
              <text:list-item>
                <text:p>./daddLib – CW Power Detection Library</text:p>
              </text:list-item>
              <text:list-item>
                <text:p>./gaussLib – Noise and Signal Generation Library</text:p>
              </text:list-item>
              <text:list-item>
                <text:p>./sonataLib – General purpose Library: Threads, Tasks, Multicast</text:p>
              </text:list-item>
              <text:list-item>
                <text:p>./spectraLib – Spectrometry Library</text:p>
              </text:list-item>
              <text:list-item>
                <text:p>./utilities – Testing Utilities: packetgen, packetread, packetsend</text:p>
              </text:list-item>
              <text:list-item>
                <text:p>./sigproc-install – Install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e Jordan</meta:initial-creator>
    <meta:creation-date>2009-12-02T12:24:24</meta:creation-date>
    <meta:editing-duration>PT22H41M51S</meta:editing-duration>
    <meta:editing-cycles>7</meta:editing-cycles>
    <dc:date>2009-12-04T16:01:17</dc:date>
    <dc:creator>Jane Jordan</dc:creator>
    <meta:generator>OpenOffice.org/3.0$Unix OpenOffice.org_project/300m21$Build-9319</meta:gener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